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JXPathCollection.addRow( Repeater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getInserted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getUpdated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isUpdated( Repeater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filter( String field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erJXPathCollection.getItem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eaterJXPathCollection.addRow( Repeater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JXPathCollection.getActualCollectio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getOriginalCollectio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deleteRow( Repeater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JXPathCollection.isDeleted( Repeater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sortBy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getDeleted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erJXPathCollection.get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getStora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isInserted( Repeater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init( JXPathContext storageContext , String rowpath , RepeaterAdapter adap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eaterJXPathCollection.updateRow( Repeater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JXPathCollection.flushCached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Collection.getStartIndex( int star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eaterJXPathCollection.getItems( int start , int length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RepeaterJXPathCollection.getCached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